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Bahnschrift SemiLight SemiConde" svg:font-family="&quot;Bahnschrift SemiLight SemiConde&quot;"/>
    <style:font-face style:name="Algerian" svg:font-family="Algeria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FF0000"/>
    </style:style>
    <style:style style:name="ce6" style:family="table-cell" style:parent-style-name="Default" style:data-style-name="N0">
      <style:table-cell-properties fo:border="thin solid #000000" fo:background-color="#FFD966"/>
    </style:style>
    <style:style style:name="ce7" style:family="table-cell" style:parent-style-name="Default" style:data-style-name="N0">
      <style:table-cell-properties style:vertical-align="top" fo:background-color="#F4B084" style:repeat-content="false"/>
      <style:paragraph-properties fo:text-align="center"/>
      <style:text-properties style:font-name="Algerian" style:font-name-asian="Algerian" style:font-name-complex="Algerian" fo:font-size="36pt" style:font-size-asian="36pt" style:font-size-complex="36pt" style:font-family-generic="decorative"/>
    </style:style>
    <style:style style:name="ce8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font-size="24pt" style:font-size-asian="24pt" style:font-size-complex="24pt"/>
    </style:style>
    <style:style style:name="ce9" style:family="table-cell" style:parent-style-name="Default" style:data-style-name="N0">
      <style:table-cell-properties style:vertical-align="top" fo:background-color="#F4B084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92D050"/>
    </style:style>
    <style:style style:name="ce22" style:family="table-cell" style:parent-style-name="Default" style:data-style-name="N0">
      <style:table-cell-properties fo:border="thin solid #000000" fo:background-color="#FFFF00"/>
    </style:style>
    <style:style style:name="ce23" style:family="table-cell" style:parent-style-name="Default" style:data-style-name="N0">
      <style:table-cell-properties style:vertical-align="top" fo:background-color="#FFFF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background-color="#F4B084" style:repeat-content="false"/>
      <style:paragraph-properties fo:text-align="start" fo:margin-left="0cm"/>
    </style:style>
    <style:style style:name="ce25" style:family="table-cell" style:parent-style-name="Default" style:data-style-name="N13">
      <style:table-cell-properties fo:border="thin solid #000000" style:vertical-align="middle" fo:background-color="#8EA9DB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9" style:family="table-cell" style:parent-style-name="Percent" style:data-style-name="N13">
      <style:table-cell-properties fo:background-color="#92D050"/>
    </style:style>
    <style:style style:name="ce30" style:family="table-cell" style:parent-style-name="Default" style:data-style-name="N0">
      <style:table-cell-properties style:vertical-align="middle" fo:background-color="#F4B084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background-color="#FF0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2.936875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3.33375cm" style:use-optimal-column-width="true"/>
    </style:style>
    <style:style style:name="co10" style:family="table-column">
      <style:table-column-properties fo:break-before="auto" style:column-width="3.01625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3.1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/>
          <table:table-cell office:value-type="string" table:number-columns-spanned="16" table:number-rows-spanned="3" table:style-name="ce7">
            <text:p>ASSIGNMENT: Logical Functions &amp; Lookup</text:p>
          </table:table-cell>
          <table:covered-table-cell table:number-columns-repeated="15"/>
          <table:table-cell table:number-columns-repeated="16364"/>
        </table:table-row>
        <table:table-row table:number-rows-repeated="2" table:style-name="ro2">
          <table:table-cell table:number-columns-repeated="4"/>
          <table:covered-table-cell/>
          <table:covered-table-cell table:number-columns-repeated="15"/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3" table:number-rows-spanned="2" table:style-name="ce8">
            <text:p>QUESTIONS: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number-columns-repeated="4"/>
          <table:covered-table-cell/>
          <table:covered-table-cell table:number-columns-repeated="2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12" table:number-rows-spanned="2" table:style-name="ce9">
            <text:p><text:s/>Q.1 Write a formula to check if the marks in cell <text:s/>are greater than or equal to 40. If NO, return "Fail"</text:p>
            <text:p><text:s/>or return "Pass"<text:s/></text:p>
          </table:table-cell>
          <table:covered-table-cell table:number-columns-repeated="11"/>
          <table:table-cell table:number-columns-repeated="16368" table:style-name="ce1"/>
        </table:table-row>
        <table:table-row table:style-name="ro1">
          <table:table-cell table:number-columns-repeated="4"/>
          <table:covered-table-cell/>
          <table:covered-table-cell table:number-columns-repeated="11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STUDENT NAME</text:p>
          </table:table-cell>
          <table:table-cell office:value-type="string" table:style-name="ce2">
            <text:p>MARKS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iya</text:p>
          </table:table-cell>
          <table:table-cell office:value-type="float" office:value="45" table:style-name="ce3">
            <text:p>45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Siya</text:p>
          </table:table-cell>
          <table:table-cell office:value-type="float" office:value="72" table:style-name="ce3">
            <text:p>72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aju</text:p>
          </table:table-cell>
          <table:table-cell office:value-type="float" office:value="55" table:style-name="ce3">
            <text:p>55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ahul</text:p>
          </table:table-cell>
          <table:table-cell office:value-type="float" office:value="80" table:style-name="ce3">
            <text:p>8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am</text:p>
          </table:table-cell>
          <table:table-cell office:value-type="float" office:value="30" table:style-name="ce3">
            <text:p>3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4">
            <text:p>Solution: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STUDENT NAME</text:p>
          </table:table-cell>
          <table:table-cell office:value-type="string" table:style-name="ce2">
            <text:p>MARKS</text:p>
          </table:table-cell>
          <table:table-cell office:value-type="string" table:style-name="ce5">
            <text:p>RESULT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iya</text:p>
          </table:table-cell>
          <table:table-cell office:value-type="float" office:value="45" table:style-name="ce3">
            <text:p>45</text:p>
          </table:table-cell>
          <table:table-cell office:value-type="string" office:string-value="PASSED" table:formula="msoxl:=IF(G27&gt;=40,&quot;PASSED&quot;,&quot;FAILED&quot;)" table:style-name="ce6">
            <text:p>PASSED</text:p>
          </table:table-cell>
          <table:table-cell table:style-name="ce1"/>
          <table:table-cell office:value-type="string" table:number-columns-spanned="9" table:number-rows-spanned="2" table:style-name="ce10">
            <text:p>FORMULA: <text:s/>=IF(G27&gt;=40,"PASSED","FAILED")</text:p>
          </table:table-cell>
          <table:covered-table-cell table:number-columns-repeated="8"/>
          <table:table-cell table:number-columns-repeated="16366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Siya</text:p>
          </table:table-cell>
          <table:table-cell office:value-type="float" office:value="72" table:style-name="ce3">
            <text:p>72</text:p>
          </table:table-cell>
          <table:table-cell office:value-type="string" office:string-value="PASSED" table:formula="msoxl:=IF(G28&gt;=40,&quot;PASSED&quot;,&quot;FAILED&quot;)" table:style-name="ce6">
            <text:p>PASSED</text:p>
          </table:table-cell>
          <table:table-cell table:style-name="ce1"/>
          <table:covered-table-cell/>
          <table:covered-table-cell table:number-columns-repeated="8"/>
          <table:table-cell table:number-columns-repeated="16366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aju</text:p>
          </table:table-cell>
          <table:table-cell office:value-type="float" office:value="55" table:style-name="ce3">
            <text:p>55</text:p>
          </table:table-cell>
          <table:table-cell office:value-type="string" office:string-value="PASSED" table:formula="msoxl:=IF(G29&gt;=40,&quot;PASSED&quot;,&quot;FAILED&quot;)" table:style-name="ce6">
            <text:p>PASSED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ahul</text:p>
          </table:table-cell>
          <table:table-cell office:value-type="float" office:value="80" table:style-name="ce3">
            <text:p>80</text:p>
          </table:table-cell>
          <table:table-cell office:value-type="string" office:string-value="PASSED" table:formula="msoxl:=IF(G30&gt;=40,&quot;PASSED&quot;,&quot;FAILED&quot;)" table:style-name="ce6">
            <text:p>PASSED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3">
            <text:p>Ram</text:p>
          </table:table-cell>
          <table:table-cell office:value-type="float" office:value="30" table:style-name="ce3">
            <text:p>30</text:p>
          </table:table-cell>
          <table:table-cell office:value-type="string" office:string-value="FAILED" table:formula="msoxl:=IF(G31&gt;=40,&quot;PASSED&quot;,&quot;FAILED&quot;)" table:style-name="ce6">
            <text:p>FAILED</text:p>
          </table:table-cell>
          <table:table-cell table:number-columns-repeated="16376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16" table:number-rows-spanned="3" table:style-name="ce16">
            <text:p>Q.2 A company gives a bonus  if sales are above 40,000 and attendance is greater than or equal to 90%. Write a formula to calculate whether the employee will get a bonus or not</text:p>
          </table:table-cell>
          <table:covered-table-cell table:number-columns-repeated="15"/>
          <table:table-cell table:number-columns-repeated="16365"/>
        </table:table-row>
        <table:table-row table:number-rows-repeated="2" table:style-name="ro1">
          <table:table-cell table:number-columns-repeated="3"/>
          <table:covered-table-cell/>
          <table:covered-table-cell table:number-columns-repeated="15"/>
          <table:table-cell table:number-columns-repeated="16365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1">
            <text:p>Solution: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2">
            <text:p>EMPLOYEE</text:p>
          </table:table-cell>
          <table:table-cell office:value-type="string" table:style-name="ce12">
            <text:p>SALES</text:p>
          </table:table-cell>
          <table:table-cell office:value-type="string" table:style-name="ce12">
            <text:p>ATTENDANCE</text:p>
          </table:table-cell>
          <table:table-cell office:value-type="string" table:style-name="ce13">
            <text:p>BONUS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14">
            <text:p>Arjun</text:p>
          </table:table-cell>
          <table:table-cell office:value-type="float" office:value="55000" table:style-name="ce14">
            <text:p>55000</text:p>
          </table:table-cell>
          <table:table-cell office:value-type="float" office:value="95" table:style-name="ce14">
            <text:p>95</text:p>
          </table:table-cell>
          <table:table-cell office:value-type="string" office:string-value="YES" table:formula="msoxl:=IF(AND(F20&gt;40000,G20&gt;=90),&quot;YES&quot;,&quot;NO&quot;)" table:style-name="ce15">
            <text:p>YES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14">
            <text:p>Simran</text:p>
          </table:table-cell>
          <table:table-cell office:value-type="float" office:value="65000" table:style-name="ce14">
            <text:p>65000</text:p>
          </table:table-cell>
          <table:table-cell office:value-type="float" office:value="85" table:style-name="ce14">
            <text:p>85</text:p>
          </table:table-cell>
          <table:table-cell office:value-type="string" office:string-value="NO" table:formula="msoxl:=IF(AND(F21&gt;40000,G21&gt;=90),&quot;YES&quot;,&quot;NO&quot;)" table:style-name="ce15">
            <text:p>NO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14">
            <text:p>Rohit</text:p>
          </table:table-cell>
          <table:table-cell office:value-type="float" office:value="30000" table:style-name="ce14">
            <text:p>30000</text:p>
          </table:table-cell>
          <table:table-cell office:value-type="float" office:value="90" table:style-name="ce14">
            <text:p>90</text:p>
          </table:table-cell>
          <table:table-cell office:value-type="string" office:string-value="NO" table:formula="msoxl:=IF(AND(F22&gt;40000,G22&gt;=90),&quot;YES&quot;,&quot;NO&quot;)" table:style-name="ce15">
            <text:p>NO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14">
            <text:p>Anjali</text:p>
          </table:table-cell>
          <table:table-cell office:value-type="float" office:value="25000" table:style-name="ce14">
            <text:p>25000</text:p>
          </table:table-cell>
          <table:table-cell office:value-type="float" office:value="65" table:style-name="ce14">
            <text:p>65</text:p>
          </table:table-cell>
          <table:table-cell office:value-type="string" office:string-value="NO" table:formula="msoxl:=IF(AND(F23&gt;40000,G23&gt;=90),&quot;YES&quot;,&quot;NO&quot;)" table:style-name="ce15">
            <text:p>NO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2" table:default-cell-style-name="ce1"/>
        <table:table-column table:style-name="co5" table:number-columns-repeated="2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8" table:number-rows-spanned="3" table:style-name="ce20">
            <text:p>Q.3 Write a nested IF formula:</text:p>
            <text:p><text:s/>If marks are &gt;= 90 -&gt;"A", &gt;=75-&gt;"B",&gt;=50-&gt;"C", otherwise "FAIL".</text:p>
          </table:table-cell>
          <table:covered-table-cell table:number-columns-repeated="7"/>
          <table:table-cell table:number-columns-repeated="16374"/>
        </table:table-row>
        <table:table-row table:number-rows-repeated="2" table:style-name="ro1">
          <table:table-cell table:number-columns-repeated="2"/>
          <table:covered-table-cell/>
          <table:covered-table-cell table:number-columns-repeated="7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7">
            <text:p>STUDENT NAMES</text:p>
          </table:table-cell>
          <table:table-cell office:value-type="string" table:style-name="ce17">
            <text:p>MARK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4">
            <text:p>Raj</text:p>
          </table:table-cell>
          <table:table-cell office:value-type="float" office:value="85" table:style-name="ce14">
            <text:p>85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4">
            <text:p>Neha</text:p>
          </table:table-cell>
          <table:table-cell office:value-type="float" office:value="96" table:style-name="ce14">
            <text:p>96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4">
            <text:p>Vivek</text:p>
          </table:table-cell>
          <table:table-cell office:value-type="float" office:value="57" table:style-name="ce14">
            <text:p>57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4">
            <text:p>Rani</text:p>
          </table:table-cell>
          <table:table-cell office:value-type="float" office:value="92" table:style-name="ce14">
            <text:p>9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4">
            <text:p>Snehal</text:p>
          </table:table-cell>
          <table:table-cell office:value-type="float" office:value="75" table:style-name="ce14">
            <text:p>7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8">
            <text:p>Solution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7">
            <text:p>STUDENT NAMES</text:p>
          </table:table-cell>
          <table:table-cell office:value-type="string" table:style-name="ce17">
            <text:p>MARKS</text:p>
          </table:table-cell>
          <table:table-cell office:value-type="string" table:style-name="ce19">
            <text:p>RESULT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4">
            <text:p>Raj</text:p>
          </table:table-cell>
          <table:table-cell office:value-type="float" office:value="85" table:style-name="ce14">
            <text:p>85</text:p>
          </table:table-cell>
          <table:table-cell office:value-type="string" office:string-value="B" table:formula="msoxl:=IF(E18&gt;=90,&quot;A&quot;,IF(E18&gt;=75,&quot;B&quot;,IF(E18&gt;=50,&quot;C&quot;,&quot;FAIL&quot;)))" table:style-name="ce15">
            <text:p>B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4">
            <text:p>Neha</text:p>
          </table:table-cell>
          <table:table-cell office:value-type="float" office:value="96" table:style-name="ce14">
            <text:p>96</text:p>
          </table:table-cell>
          <table:table-cell office:value-type="string" office:string-value="A" table:formula="msoxl:=IF(E19&gt;=90,&quot;A&quot;,IF(E19&gt;=75,&quot;B&quot;,IF(E19&gt;=50,&quot;C&quot;,&quot;FAIL&quot;)))" table:style-name="ce15">
            <text:p>A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4">
            <text:p>Vivek</text:p>
          </table:table-cell>
          <table:table-cell office:value-type="float" office:value="57" table:style-name="ce14">
            <text:p>57</text:p>
          </table:table-cell>
          <table:table-cell office:value-type="string" office:string-value="C" table:formula="msoxl:=IF(E20&gt;=90,&quot;A&quot;,IF(E20&gt;=75,&quot;B&quot;,IF(E20&gt;=50,&quot;C&quot;,&quot;FAIL&quot;)))" table:style-name="ce15">
            <text:p>C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4">
            <text:p>Rani</text:p>
          </table:table-cell>
          <table:table-cell office:value-type="float" office:value="92" table:style-name="ce14">
            <text:p>92</text:p>
          </table:table-cell>
          <table:table-cell office:value-type="string" office:string-value="A" table:formula="msoxl:=IF(E21&gt;=90,&quot;A&quot;,IF(E21&gt;=75,&quot;B&quot;,IF(E21&gt;=50,&quot;C&quot;,&quot;FAIL&quot;)))" table:style-name="ce15">
            <text:p>A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4">
            <text:p>Snehal</text:p>
          </table:table-cell>
          <table:table-cell office:value-type="float" office:value="75" table:style-name="ce14">
            <text:p>75</text:p>
          </table:table-cell>
          <table:table-cell office:value-type="string" office:string-value="B" table:formula="msoxl:=IF(E22&gt;=90,&quot;A&quot;,IF(E22&gt;=75,&quot;B&quot;,IF(E22&gt;=50,&quot;C&quot;,&quot;FAIL&quot;)))" table:style-name="ce15">
            <text:p>B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11" table:number-rows-spanned="2" table:style-name="ce16">
            <text:p>Q.4 Find the Department of Employee ID = E103. Also explain which LOOKUP function is used and why?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 table:number-columns-repeated="2"/>
          <table:covered-table-cell/>
          <table:covered-table-cell table:number-columns-repeated="10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EMP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PARTMEN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1</text:p>
          </table:table-cell>
          <table:table-cell office:value-type="string" table:style-name="ce3">
            <text:p>Raju</text:p>
          </table:table-cell>
          <table:table-cell office:value-type="string" table:style-name="ce3">
            <text:p>I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2</text:p>
          </table:table-cell>
          <table:table-cell office:value-type="string" table:style-name="ce3">
            <text:p>Riya</text:p>
          </table:table-cell>
          <table:table-cell office:value-type="string" table:style-name="ce3">
            <text:p>HR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3</text:p>
          </table:table-cell>
          <table:table-cell office:value-type="string" table:style-name="ce3">
            <text:p>Roshni</text:p>
          </table:table-cell>
          <table:table-cell office:value-type="string" table:style-name="ce3">
            <text:p>Financ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4</text:p>
          </table:table-cell>
          <table:table-cell office:value-type="string" table:style-name="ce3">
            <text:p>Sejal</text:p>
          </table:table-cell>
          <table:table-cell office:value-type="string" table:style-name="ce3">
            <text:p>Sales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1">
            <text:p>Solution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EMP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PARTMEN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1</text:p>
          </table:table-cell>
          <table:table-cell office:value-type="string" table:style-name="ce3">
            <text:p>Raju</text:p>
          </table:table-cell>
          <table:table-cell office:value-type="string" table:style-name="ce3">
            <text:p>IT</text:p>
          </table:table-cell>
          <table:table-cell table:style-name="ce1"/>
          <table:table-cell office:value-type="string" office:string-value="Finance" table:formula="msoxl:=VLOOKUP(&quot;E103&quot;,D18:F21,3,FALSE)" table:style-name="ce22">
            <text:p>Finance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2</text:p>
          </table:table-cell>
          <table:table-cell office:value-type="string" table:style-name="ce3">
            <text:p>Riya</text:p>
          </table:table-cell>
          <table:table-cell office:value-type="string" table:style-name="ce3">
            <text:p>HR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3</text:p>
          </table:table-cell>
          <table:table-cell office:value-type="string" table:style-name="ce3">
            <text:p>Roshni</text:p>
          </table:table-cell>
          <table:table-cell office:value-type="string" table:style-name="ce3">
            <text:p>Financ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4</text:p>
          </table:table-cell>
          <table:table-cell office:value-type="string" table:style-name="ce3">
            <text:p>Sejal</text:p>
          </table:table-cell>
          <table:table-cell office:value-type="string" table:style-name="ce3">
            <text:p>Sales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Explanation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8" table:number-rows-spanned="1" table:style-name="ce23">
            <text:p>We are using VLOOKUP function.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8" table:number-rows-spanned="1" table:style-name="ce23">
            <text:p>You’re searching vertically down a column (Employee IDs).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8" table:number-rows-spanned="1" table:style-name="ce23">
            <text:p>You want to return related data (Department) from another column in the same row.</text:p>
          </table:table-cell>
          <table:covered-table-cell table:number-columns-repeated="7"/>
          <table:table-cell table:number-columns-repeated="16373"/>
        </table:table-row>
        <table:table-row table:number-rows-repeated="1048548" table:style-name="ro1">
          <table:table-cell table:number-columns-repeated="16384"/>
        </table:table-row>
      </table:table>
      <table:table table:name="sheet6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17" table:number-rows-spanned="3" table:style-name="ce30">
            <text:p>Q.5 A company has set the following commission structure for its sales team.</text:p>
            <text:p><text:s/>If a salesperson achieves sales of ₹45,000, use the VLOOKUP function to determine the commission rate<text:s/></text:p>
            <text:p>applicable.</text:p>
          </table:table-cell>
          <table:covered-table-cell table:number-columns-repeated="16"/>
          <table:table-cell table:number-columns-repeated="16364"/>
        </table:table-row>
        <table:table-row table:number-rows-repeated="2" table:style-name="ro1">
          <table:table-cell table:number-columns-repeated="3"/>
          <table:covered-table-cell/>
          <table:covered-table-cell table:number-columns-repeated="16"/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7">
            <text:p>SALES_AMOUNT</text:p>
          </table:table-cell>
          <table:table-cell office:value-type="string" table:style-name="ce17">
            <text:p>COMMISSION_RATE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0" table:style-name="ce14">
            <text:p>0</text:p>
          </table:table-cell>
          <table:table-cell office:value-type="percentage" office:value="0.05" table:style-name="ce25">
            <text:p>5%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20000" table:style-name="ce14">
            <text:p>20000</text:p>
          </table:table-cell>
          <table:table-cell office:value-type="percentage" office:value="0.1" table:style-name="ce25">
            <text:p>10%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0000" table:style-name="ce14">
            <text:p>50000</text:p>
          </table:table-cell>
          <table:table-cell office:value-type="percentage" office:value="0.15" table:style-name="ce25">
            <text:p>15%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80000" table:style-name="ce14">
            <text:p>80000</text:p>
          </table:table-cell>
          <table:table-cell office:value-type="percentage" office:value="0.2" table:style-name="ce25">
            <text:p>20%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1">
            <text:p>Solution: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6">
            <text:p>SALE :</text:p>
          </table:table-cell>
          <table:table-cell office:value-type="string" table:style-name="ce27">
            <text:p>COMMISSION_RAT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5000" table:style-name="ce28">
            <text:p>45000</text:p>
          </table:table-cell>
          <table:table-cell office:value-type="percentage" office:value="0.1" table:formula="msoxl:=VLOOKUP(E18,E9:F12,2,TRUE)" table:style-name="ce29">
            <text:p>10%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10" table:number-rows-spanned="2" table:style-name="ce16">
            <text:p><text:s/>Q.6 The HR department maintains the following leave records of employees:onus or not<text:s/></text:p>
          </table:table-cell>
          <table:covered-table-cell table:number-columns-repeated="9"/>
          <table:table-cell table:number-columns-repeated="16371"/>
        </table:table-row>
        <table:table-row table:style-name="ro1">
          <table:table-cell table:number-columns-repeated="3"/>
          <table:covered-table-cell/>
          <table:covered-table-cell table:number-columns-repeated="9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EMPLOYEE NAME</text:p>
          </table:table-cell>
          <table:table-cell office:value-type="string" table:style-name="ce2">
            <text:p>LEAVES TAKEN</text:p>
          </table:table-cell>
          <table:table-cell office:value-type="string" table:style-name="ce2">
            <text:p>LEAVES ALLOWED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Alex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Bob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Anna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9" table:number-rows-spanned="1" table:style-name="ce30">
            <text:p><text:s/>Write an IF function to check whether an employee has Exceeded their allowed leave balance.</text:p>
          </table:table-cell>
          <table:covered-table-cell table:number-columns-repeated="8"/>
          <table:table-cell table:number-columns-repeated="16372" table:style-name="ce1"/>
        </table:table-row>
        <table:table-row table:style-name="ro1">
          <table:table-cell table:number-columns-repeated="3"/>
          <table:table-cell office:value-type="string" table:number-columns-spanned="7" table:number-rows-spanned="1" table:style-name="ce30">
            <text:p><text:s/>If Leaves Taken &gt; Allowed Leaves, display "Exceeded"</text:p>
          </table:table-cell>
          <table:covered-table-cell table:number-columns-repeated="6"/>
          <table:table-cell table:number-columns-repeated="2" table:style-name="ce24"/>
          <table:table-cell table:number-columns-repeated="16372" table:style-name="ce1"/>
        </table:table-row>
        <table:table-row table:style-name="ro1">
          <table:table-cell table:number-columns-repeated="3"/>
          <table:table-cell office:value-type="string" table:number-columns-spanned="9" table:number-rows-spanned="1" table:style-name="ce30">
            <text:p><text:s/>Otherwise, display "OK"</text:p>
          </table:table-cell>
          <table:covered-table-cell table:number-columns-repeated="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1">
            <text:p>Solution: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EMPLOYEE NAME</text:p>
          </table:table-cell>
          <table:table-cell office:value-type="string" table:style-name="ce2">
            <text:p>LEAVES TAKEN</text:p>
          </table:table-cell>
          <table:table-cell office:value-type="string" table:style-name="ce2">
            <text:p>LEAVES ALLOWED</text:p>
          </table:table-cell>
          <table:table-cell office:value-type="string" table:style-name="ce31">
            <text:p>RESULT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Alex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string" office:string-value="OK" table:formula="msoxl:=IF(F21&gt;G21,&quot;EXCEEDED&quot;,&quot;OK&quot;)" table:style-name="ce32">
            <text:p>OK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Bob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string" office:string-value="OK" table:formula="msoxl:=IF(F22&gt;G22,&quot;EXCEEDED&quot;,&quot;OK&quot;)" table:style-name="ce32">
            <text:p>OK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Anna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string" office:string-value="OK" table:formula="msoxl:=IF(F23&gt;G23,&quot;EXCEEDED&quot;,&quot;OK&quot;)" table:style-name="ce32">
            <text:p>OK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10" table:number-rows-spanned="2" table:style-name="ce16">
            <text:p><text:s/>Q.7 Find the salary of EmpID = E105 using INDEX-MATCH Function</text:p>
          </table:table-cell>
          <table:covered-table-cell table:number-columns-repeated="9"/>
          <table:table-cell table:number-columns-repeated="16371"/>
        </table:table-row>
        <table:table-row table:style-name="ro1">
          <table:table-cell table:number-columns-repeated="3"/>
          <table:covered-table-cell/>
          <table:covered-table-cell table:number-columns-repeated="9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EMP_ID</text:p>
          </table:table-cell>
          <table:table-cell office:value-type="string" table:style-name="ce2">
            <text:p>SALARY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E104</text:p>
          </table:table-cell>
          <table:table-cell office:value-type="float" office:value="55000" table:style-name="ce3">
            <text:p>5500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E105</text:p>
          </table:table-cell>
          <table:table-cell office:value-type="float" office:value="72000" table:style-name="ce3">
            <text:p>7200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E106</text:p>
          </table:table-cell>
          <table:table-cell office:value-type="float" office:value="62000" table:style-name="ce3">
            <text:p>6200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3">
            <text:p>E102</text:p>
          </table:table-cell>
          <table:table-cell office:value-type="float" office:value="41000" table:style-name="ce3">
            <text:p>4100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1">
            <text:p>Solution: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3">
            <text:p>EMP_ID</text:p>
          </table:table-cell>
          <table:table-cell office:value-type="string" table:style-name="ce19">
            <text:p>SALARY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4">
            <text:p>E105</text:p>
          </table:table-cell>
          <table:table-cell office:value-type="float" office:value="72000" table:formula="msoxl:=INDEX(F9:F12, MATCH(E18, E9:E12, 0))" table:style-name="ce15">
            <text:p>72000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sheet9" table:style-name="ta2">
        <table:table-column table:style-name="co1" table:number-columns-repeated="4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11" table:number-rows-spanned="2" table:style-name="ce38">
            <text:p>Q.8 Use the XLOOKUP function to find the Department of the employee with Emp ID = E303.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 table:number-columns-repeated="2"/>
          <table:covered-table-cell/>
          <table:covered-table-cell table:number-columns-repeated="10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35">
            <text:p>EMP_ID</text:p>
          </table:table-cell>
          <table:table-cell office:value-type="string" table:style-name="ce35">
            <text:p>DEPARTMENT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1</text:p>
          </table:table-cell>
          <table:table-cell office:value-type="string" table:style-name="ce3">
            <text:p>H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303</text:p>
          </table:table-cell>
          <table:table-cell office:value-type="string" table:style-name="ce3">
            <text:p>IT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106</text:p>
          </table:table-cell>
          <table:table-cell office:value-type="string" table:style-name="ce3">
            <text:p>SALE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E301</text:p>
          </table:table-cell>
          <table:table-cell office:value-type="string" table:style-name="ce3">
            <text:p>FINANCE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1">
            <text:p>Solution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36">
            <text:p>EMP_ID</text:p>
          </table:table-cell>
          <table:table-cell office:value-type="string" table:style-name="ce26">
            <text:p>DEPARTME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7">
            <text:p>E303</text:p>
          </table:table-cell>
          <table:table-cell office:value-type="float" office:value="0" table:formula="msoxl:=_xlfn.XLOOKUP(D18,D9:D12,E9:E12)" table:style-name="ce28">
            <text:p>#NAME?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Bahnschrift SemiLight SemiConde" svg:font-family="&quot;Bahnschrift SemiLight SemiConde&quot;"/>
    <style:font-face style:name="Algerian" svg:font-family="Algerian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Bahnschrift SemiLight SemiConde" style:font-name-asian="Bahnschrift SemiLight SemiConde" style:font-name-complex="Bahnschrift SemiLight SemiConde" fo:font-size="12pt" style:font-size-asian="12pt" style:font-size-complex="12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both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bhijit Vishwase</meta:initial-creator>
    <dc:creator>HP SSD</dc:creator>
    <meta:creation-date>2025-11-10T15:04:19Z</meta:creation-date>
    <dc:date>2025-11-26T09:16:27Z</dc:date>
    <meta:print-date>2025-11-25T17:30:26Z</meta:print-date>
  </office:meta>
</office:document-meta>
</file>